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72822"/>
    </style:style>
    <style:style style:name="P2" style:family="paragraph" style:parent-style-name="Standard">
      <style:paragraph-properties style:line-height-at-least="0.503cm"/>
      <style:text-properties fo:color="#88846f" loext:opacity="100%" style:font-name="Droid Sans Mono" fo:font-size="10.5pt" fo:font-weight="normal" fo:background-color="#272822"/>
    </style:style>
    <style:style style:name="P3" style:family="paragraph" style:parent-style-name="Standard">
      <style:paragraph-properties style:line-height-at-least="0.503cm"/>
      <style:text-properties fo:color="#e6db74" loext:opacity="100%" style:font-name="Droid Sans Mono" fo:font-size="10.5pt" fo:font-weight="normal" fo:background-color="#272822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f92672" loext:opacity="100%"/>
    </style:style>
    <style:style style:name="T2" style:family="text">
      <style:text-properties fo:color="#a6e22e" loext:opacity="100%"/>
    </style:style>
    <style:style style:name="T3" style:family="text">
      <style:text-properties fo:color="#e6db74" loext:opacity="100%"/>
    </style:style>
    <style:style style:name="T4" style:family="text">
      <style:text-properties fo:color="#66d9ef" loext:opacity="100%"/>
    </style:style>
    <style:style style:name="T5" style:family="text">
      <style:text-properties fo:color="#66d9ef" loext:opacity="100%" fo:font-style="italic"/>
    </style:style>
    <style:style style:name="T6" style:family="text">
      <style:text-properties fo:color="#ae81ff" loext:opacity="100%"/>
    </style:style>
    <style:style style:name="T7" style:family="text">
      <style:text-properties fo:color="#fd971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<text:span text:style-name="T1">DOCTYPE</text:span> <text:span text:style-name="T2">html</text:span>&gt;</text:p>
      <text:p text:style-name="P1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meta</text:span> <text:span text:style-name="T2">charset</text:span>=<text:span text:style-name="T3">"UTF-8"</text:span>&gt;</text:p>
      <text:p text:style-name="P1">&lt;<text:span text:style-name="T1">meta</text:span> <text:span text:style-name="T2">http-equiv</text:span>=<text:span text:style-name="T3">"X-UA-Compatible"</text:span> <text:span text:style-name="T2">content</text:span>=<text:span text:style-name="T3">"IE=edge"</text:span>&gt;</text:p>
      <text:p text:style-name="P1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&gt;</text:p>
      <text:p text:style-name="P1">&lt;<text:span text:style-name="T1">title</text:span>&gt;Document&lt;/<text:span text:style-name="T1">title</text:span>&gt;</text:p>
      <text:p text:style-name="P1">&lt;<text:span text:style-name="T1">link</text:span> <text:span text:style-name="T2">rel</text:span>=<text:span text:style-name="T3">"stylesheet"</text:span> <text:span text:style-name="T2">href</text:span>=<text:span text:style-name="T3">"../css/style.css"</text:span>&gt;</text:p>
      <text:p text:style-name="P4"/>
      <text:p text:style-name="P1">&lt;<text:span text:style-name="T1">link</text:span> <text:span text:style-name="T2">rel</text:span>=<text:span text:style-name="T3">"stylesheet"</text:span> <text:span text:style-name="T2">type</text:span>=<text:span text:style-name="T3">"text/css"</text:span> <text:span text:style-name="T2">href</text:span>=<text:span text:style-name="T3">"https://cdnjs.cloudflare.com/ajax/libs/font-awesome/6.1.1/css/all.min.css"</text:span> <text:span text:style-name="T2">integrity</text:span>=<text:span text:style-name="T3">"sha512-KfkfwYDsLkIlwQp6LFnl8zNdLGxu9YAA1QvwINks4PhcElQSvqcyVLLD9aMhXd13uQjoXtEKNosOWaZqXgel0g=="</text:span> <text:span text:style-name="T2">crossorigin</text:span>=<text:span text:style-name="T3">"anonymous"</text:span> <text:span text:style-name="T2">referrerpolicy</text:span>=<text:span text:style-name="T3">"no-referrer"</text:span> /&gt;</text:p>
      <text:p text:style-name="P1">&lt;<text:span text:style-name="T1">link</text:span> <text:span text:style-name="T2">rel</text:span>=<text:span text:style-name="T3">"stylesheet"</text:span> <text:span text:style-name="T2">href</text:span>=<text:span text:style-name="T3">"https://cdn.jsdelivr.net/npm/bootstrap@4.3.1/dist/css/bootstrap.min.css"</text:span> <text:span text:style-name="T2">integrity</text:span>=<text:span text:style-name="T3">"sha384-ggOyR0iXCbMQv3Xipma34MD+dH/1fQ784/j6cY/iJTQUOhcWr7x9JvoRxT2MZw1T"</text:span> <text:span text:style-name="T2">crossorigin</text:span>=<text:span text:style-name="T3">"anonymous"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section</text:span>&gt;</text:p>
      <text:p text:style-name="P1">&lt;<text:span text:style-name="T1">header</text:span> <text:span text:style-name="T2">class</text:span>=<text:span text:style-name="T3">"bg-color pr-0"</text:span>&gt;</text:p>
      <text:p text:style-name="P1">&lt;<text:span text:style-name="T1">div</text:span> <text:span text:style-name="T2">class</text:span>=<text:span text:style-name="T3">"row col-12 p-0"</text:span>&gt;</text:p>
      <text:p text:style-name="P1">&lt;<text:span text:style-name="T1">div</text:span> <text:span text:style-name="T2">class</text:span>=<text:span text:style-name="T3">"col-lg-4 d-flex align-items-center"</text:span>&gt;</text:p>
      <text:p text:style-name="P1">&lt;<text:span text:style-name="T1">div</text:span> <text:span text:style-name="T2">class</text:span>=<text:span text:style-name="T3">"d-flex"</text:span>&gt;</text:p>
      <text:p text:style-name="P1">&lt;<text:span text:style-name="T1">div</text:span>&gt;&lt;<text:span text:style-name="T1">img</text:span> <text:span text:style-name="T2">src</text:span>=<text:span text:style-name="T3">"../images/icons8-grid-view-26.png"</text:span> <text:span text:style-name="T2">class</text:span>=<text:span text:style-name="T3">"app-icon"</text:span> <text:span text:style-name="T2">alt</text:span>=<text:span text:style-name="T3">"not found"</text:span>&gt;&lt;/<text:span text:style-name="T1">div</text:span>&gt;</text:p>
      <text:p text:style-name="P2">&lt;!-- &lt;i class="fa fa-facebook"&gt;&lt;/i&gt; --&gt;</text:p>
      <text:p text:style-name="P1">&lt;<text:span text:style-name="T1">p</text:span> <text:span text:style-name="T2">class</text:span>=<text:span text:style-name="T3">"to-do-name m-0"</text:span>&gt;To Do &lt;/<text:span text:style-name="T1">p</text:span>&gt;</text:p>
      <text:p text:style-name="P1">&lt;/<text:span text:style-name="T1">div</text:span>&gt;</text:p>
      <text:p text:style-name="P1">&lt;/<text:span text:style-name="T1">div</text:span>&gt;</text:p>
      <text:p text:style-name="P1">&lt;<text:span text:style-name="T1">div</text:span> <text:span text:style-name="T2">class</text:span>=<text:span text:style-name="T3">"col-lg-4"</text:span>&gt;</text:p>
      <text:p text:style-name="P1">&lt;<text:span text:style-name="T1">div</text:span> <text:span text:style-name="T2">class</text:span>=<text:span text:style-name="T3">"wrap"</text:span>&gt;</text:p>
      <text:p text:style-name="P1">&lt;<text:span text:style-name="T1">div</text:span> <text:span text:style-name="T2">class</text:span>=<text:span text:style-name="T3">"search"</text:span>&gt;</text:p>
      <text:p text:style-name="P1">&lt;<text:span text:style-name="T1">input</text:span> <text:span text:style-name="T2">type</text:span>=<text:span text:style-name="T3">"text"</text:span> <text:span text:style-name="T2">class</text:span>=<text:span text:style-name="T3">"searchTerm"</text:span>&gt;</text:p>
      <text:p text:style-name="P1">&lt;<text:span text:style-name="T1">button</text:span> <text:span text:style-name="T2">type</text:span>=<text:span text:style-name="T3">"submit"</text:span> <text:span text:style-name="T2">class</text:span>=<text:span text:style-name="T3">"searchButton"</text:span>&gt;</text:p>
      <text:p text:style-name="P1">&lt;<text:span text:style-name="T1">i</text:span> <text:span text:style-name="T2">class</text:span>=<text:span text:style-name="T3">"fa fa-search"</text:span>&gt;&lt;/<text:span text:style-name="T1">i</text:span>&gt;</text:p>
      <text:p text:style-name="P1">&lt;/<text:span text:style-name="T1">button</text:span>&gt;</text:p>
      <text:p text:style-name="P1">&lt;/<text:span text:style-name="T1">div</text:span>&gt;</text:p>
      <text:p text:style-name="P1">&lt;/<text:span text:style-name="T1">div</text:span>&gt;</text:p>
      <text:p text:style-name="P1">&lt;/<text:span text:style-name="T1">div</text:span>&gt;</text:p>
      <text:p text:style-name="P1">&lt;<text:span text:style-name="T1">div</text:span> <text:span text:style-name="T2">class</text:span>=<text:span text:style-name="T3">"col-lg-4 p-0"</text:span>&gt;</text:p>
      <text:p text:style-name="P1">&lt;<text:span text:style-name="T1">div</text:span> <text:span text:style-name="T2">class</text:span>=<text:span text:style-name="T3">"text-right"</text:span>&gt;</text:p>
      <text:p text:style-name="P1">&lt;<text:span text:style-name="T1">span</text:span>&gt;&lt;<text:span text:style-name="T1">i</text:span> <text:span text:style-name="T2">class</text:span>=<text:span text:style-name="T3">"fa-solid fa-bullhorn"</text:span>&gt;&lt;/<text:span text:style-name="T1">i</text:span>&gt;&lt;/<text:span text:style-name="T1">span</text:span>&gt;</text:p>
      <text:p text:style-name="P1">&lt;<text:span text:style-name="T1">span</text:span> <text:span text:style-name="T2">class</text:span>=<text:span text:style-name="T3">"circle"</text:span>&gt;MM&lt;/<text:span text:style-name="T1">span</text:span>&gt;</text:p>
      <text:p text:style-name="P1">&lt;/<text:span text:style-name="T1">div</text:span>&gt;</text:p>
      <text:p text:style-name="P1">&lt;/<text:span text:style-name="T1">div</text:span>&gt;</text:p>
      <text:p text:style-name="P1">&lt;/<text:span text:style-name="T1">div</text:span>&gt;</text:p>
      <text:p text:style-name="P1">&lt;/<text:span text:style-name="T1">header</text:span>&gt;</text:p>
      <text:p text:style-name="P1">&lt;/<text:span text:style-name="T1">section</text:span>&gt;</text:p>
      <text:p text:style-name="P4"/>
      <text:p text:style-name="P1">&lt;<text:span text:style-name="T1">section</text:span>&gt;</text:p>
      <text:p text:style-name="P1"><text:soft-page-break/>&lt;<text:span text:style-name="T1">div</text:span> <text:span text:style-name="T2">class</text:span>=<text:span text:style-name="T3">"row no-gutters"</text:span>&gt;</text:p>
      <text:p text:style-name="P1">&lt;<text:span text:style-name="T1">div</text:span> <text:span text:style-name="T2">class</text:span>=<text:span text:style-name="T3">"col-lg-2"</text:span>&gt;</text:p>
      <text:p text:style-name="P1">&lt;<text:span text:style-name="T1">div</text:span> <text:span text:style-name="T2">class</text:span>=<text:span text:style-name="T3">"side-navigation-icon"</text:span>&gt;&lt;<text:span text:style-name="T1">i</text:span> <text:span text:style-name="T2">class</text:span>=<text:span text:style-name="T3">"fa-solid fa-bars"</text:span>&gt;&lt;/<text:span text:style-name="T1">i</text:span>&gt;&lt;/<text:span text:style-name="T1">div</text:span>&gt;</text:p>
      <text:p text:style-name="P1">&lt;<text:span text:style-name="T1">ul</text:span> <text:span text:style-name="T2">class</text:span>=<text:span text:style-name="T3">"side-nav-bar"</text:span>&gt;</text:p>
      <text:p text:style-name="P1">&lt;<text:span text:style-name="T1">li</text:span>&gt;&lt;<text:span text:style-name="T1">i</text:span> <text:span text:style-name="T2">class</text:span>=<text:span text:style-name="T3">"fa-solid fa-sun"</text:span>&gt;&lt;/<text:span text:style-name="T1">i</text:span>&gt;My Day&lt;/<text:span text:style-name="T1">li</text:span>&gt;</text:p>
      <text:p text:style-name="P1">&lt;<text:span text:style-name="T1">li</text:span>&gt;&lt;<text:span text:style-name="T1">i</text:span> <text:span text:style-name="T2">class</text:span>=<text:span text:style-name="T3">"fa-solid fa-star"</text:span>&gt;&lt;/<text:span text:style-name="T1">i</text:span>&gt;Important&lt;/<text:span text:style-name="T1">li</text:span>&gt;</text:p>
      <text:p text:style-name="P1">&lt;<text:span text:style-name="T1">li</text:span>&gt;&lt;<text:span text:style-name="T1">i</text:span> <text:span text:style-name="T2">class</text:span>=<text:span text:style-name="T3">"fa-solid fa-house"</text:span>&gt;&lt;/<text:span text:style-name="T1">i</text:span>&gt;Tasks&lt;/<text:span text:style-name="T1">li</text:span>&gt;</text:p>
      <text:p text:style-name="P1">&lt;/<text:span text:style-name="T1">ul</text:span>&gt;</text:p>
      <text:p text:style-name="P1">&lt;<text:span text:style-name="T1">hr</text:span>&gt;</text:p>
      <text:p text:style-name="P1">&lt;<text:span text:style-name="T1">div</text:span>&gt;</text:p>
      <text:p text:style-name="P1">&lt;<text:span text:style-name="T1">div</text:span> <text:span text:style-name="T2">class</text:span>=<text:span text:style-name="T3">"new-list-link"</text:span>&gt;&lt;<text:span text:style-name="T1">i</text:span> <text:span text:style-name="T2">class</text:span>=<text:span text:style-name="T3">"fa-solid fa-plus"</text:span>&gt;&lt;/<text:span text:style-name="T1">i</text:span>&gt;New List&lt;/<text:span text:style-name="T1">div</text:span>&gt;</text:p>
      <text:p text:style-name="P1">&lt;/<text:span text:style-name="T1">div</text:span>&gt;</text:p>
      <text:p text:style-name="P1">&lt;/<text:span text:style-name="T1">div</text:span>&gt;</text:p>
      <text:p text:style-name="P1">&lt;<text:span text:style-name="T1">div</text:span> <text:span text:style-name="T2">class</text:span>=<text:span text:style-name="T3">"col-lg-10 color-bg-diff"</text:span>&gt;</text:p>
      <text:p text:style-name="P1">&lt;<text:span text:style-name="T1">div</text:span> <text:span text:style-name="T2">class</text:span>=<text:span text:style-name="T3">"detailed-add-task"</text:span>&gt;</text:p>
      <text:p text:style-name="P1">&lt;<text:span text:style-name="T1">img</text:span> <text:span text:style-name="T2">src</text:span>=<text:span text:style-name="T3">"../images/icons8-sun.svg"</text:span> <text:span text:style-name="T2">width</text:span>=<text:span text:style-name="T3">"25px"</text:span>&gt;</text:p>
      <text:p text:style-name="P1">&lt;<text:span text:style-name="T1">p</text:span> <text:span text:style-name="T2">class</text:span>=<text:span text:style-name="T3">"myday-heading"</text:span>&gt;My Day&lt;/<text:span text:style-name="T1">p</text:span>&gt;</text:p>
      <text:p text:style-name="P1">&lt;<text:span text:style-name="T1">i</text:span> <text:span text:style-name="T2">class</text:span>=<text:span text:style-name="T3">"fa-solid fa-ellipsis"</text:span>&gt;&lt;/<text:span text:style-name="T1">i</text:span>&gt;</text:p>
      <text:p text:style-name="P1">&lt;/<text:span text:style-name="T1">div</text:span>&gt;</text:p>
      <text:p text:style-name="P4"/>
      <text:p text:style-name="P1">&lt;<text:span text:style-name="T1">div</text:span> <text:span text:style-name="T2">class</text:span>=<text:span text:style-name="T3">"date-below-myday"</text:span>&gt;</text:p>
      <text:p text:style-name="P1">&lt;<text:span text:style-name="T1">p</text:span>&gt;Tuesday, November 28&lt;/<text:span text:style-name="T1">p</text:span>&gt;</text:p>
      <text:p text:style-name="P1">&lt;/<text:span text:style-name="T1">div</text:span>&gt;</text:p>
      <text:p text:style-name="P4"/>
      <text:p text:style-name="P2">&lt;!-- &lt;div class="detailed-add-task-writing"&gt;</text:p>
      <text:p text:style-name="P2">&lt;i class="fa-regular fa-circle"&gt;&lt;/i&gt;</text:p>
      <text:p text:style-name="P2">&lt;i class="fa-regular fa-circle"&gt;&lt;/i&gt;</text:p>
      <text:p text:style-name="P2">&lt;p class="add_task mb-0"&gt;Add a Task&lt;/p&gt;</text:p>
      <text:p text:style-name="P2">&lt;/div&gt; --&gt;</text:p>
      <text:p text:style-name="P2">&lt;!-- &lt;form class="form_width"&gt;</text:p>
      <text:p text:style-name="P2">&lt;i class="fa-regular fa-circle d-flex align-items-center"&gt;&lt;/i&gt;</text:p>
      <text:p text:style-name="P2">&lt;input class="input_add_task" id="textsend" type="text" placeholder="Add a Task"&gt;</text:p>
      <text:p text:style-name="P2">&lt;button type="submit" id="button" class="add_task_button" onclick="addMore()"&gt;Add&lt;/button&gt;</text:p>
      <text:p text:style-name="P2">&lt;span id="error"&gt;&lt;/span&gt; --&gt;</text:p>
      <text:p text:style-name="P2">&lt;!-- &lt;div class="focus_div_task"&gt;</text:p>
      <text:p text:style-name="P2">&lt;i class="fa-regular fa-calendar"&gt;&lt;/i&gt;</text:p>
      <text:p text:style-name="P2">&lt;i class="fa-regular fa-bell"&gt;&lt;/i&gt;</text:p>
      <text:p text:style-name="P2">&lt;i class="fa-solid fa-repeat"&gt;&lt;/i&gt;</text:p>
      <text:p text:style-name="P2">&lt;/div&gt; --&gt;</text:p>
      <text:p text:style-name="P2">&lt;!-- &lt;ul id="box"&gt;&lt;/ul&gt; --&gt;</text:p>
      <text:p text:style-name="P2">&lt;!-- &lt;/form&gt; --&gt;</text:p>
      <text:p text:style-name="P1">&lt;<text:span text:style-name="T1">div</text:span>&gt;</text:p>
      <text:p text:style-name="P1">&lt;<text:span text:style-name="T1">div</text:span> <text:span text:style-name="T2">id</text:span>=<text:span text:style-name="T3">"newtask"</text:span>&gt;</text:p>
      <text:p text:style-name="P1">&lt;<text:span text:style-name="T1">i</text:span> <text:span text:style-name="T2">class</text:span>=<text:span text:style-name="T3">"fa-regular fa-plus plus-add-task d-flex align-items-center"</text:span>&gt;&lt;/<text:span text:style-name="T1">i</text:span>&gt;</text:p>
      <text:p text:style-name="P1">&lt;<text:span text:style-name="T1">input</text:span> <text:span text:style-name="T2">type</text:span>=<text:span text:style-name="T3">"text"</text:span> <text:span text:style-name="T2">placeholder</text:span>=<text:span text:style-name="T3">"Add a Task"</text:span> <text:span text:style-name="T2">id</text:span>=<text:span text:style-name="T3">"add_task_field"</text:span> <text:span text:style-name="T2">class</text:span>=<text:span text:style-name="T3">"input_add_task"</text:span>&gt;</text:p>
      <text:p text:style-name="P1">&lt;<text:span text:style-name="T1">button</text:span> <text:span text:style-name="T2">id</text:span>=<text:span text:style-name="T3">"push"</text:span> <text:span text:style-name="T2">class</text:span>=<text:span text:style-name="T3">"add_task_button"</text:span>&gt;Add&lt;/<text:span text:style-name="T1">button</text:span>&gt;</text:p>
      <text:p text:style-name="P1">&lt;/<text:span text:style-name="T1">div</text:span>&gt;</text:p>
      <text:p text:style-name="P1">&lt;<text:span text:style-name="T1">div</text:span> <text:span text:style-name="T2">id</text:span>=<text:span text:style-name="T3">"tasks"</text:span>&gt;&lt;/<text:span text:style-name="T1">div</text:span>&gt;</text:p>
      <text:p text:style-name="P1">&lt;/<text:span text:style-name="T1">div</text:span>&gt;</text:p>
      <text:p text:style-name="P4"><text:soft-page-break/></text:p>
      <text:p text:style-name="P1">&lt;/<text:span text:style-name="T1">div</text:span>&gt;</text:p>
      <text:p text:style-name="P1">&lt;/<text:span text:style-name="T1">div</text:span>&gt;</text:p>
      <text:p text:style-name="P1">&lt;/<text:span text:style-name="T1">section</text:span>&gt;</text:p>
      <text:p text:style-name="P4"/>
      <text:p text:style-name="P1">&lt;<text:span text:style-name="T1">script</text:span> <text:span text:style-name="T2">type</text:span>=<text:span text:style-name="T3">"text/javascript"</text:span>&gt;</text:p>
      <text:p text:style-name="P1">document.<text:span text:style-name="T2">querySelector</text:span>(<text:span text:style-name="T3">'#push'</text:span>).<text:span text:style-name="T2">onclick</text:span> <text:span text:style-name="T1">=</text:span> <text:span text:style-name="T5">function</text:span>(){</text:p>
      <text:p text:style-name="P1"><text:span text:style-name="T1">if</text:span>(document.<text:span text:style-name="T2">querySelector</text:span>(<text:span text:style-name="T3">'#newtask input'</text:span>).value.length <text:span text:style-name="T1">==</text:span> <text:span text:style-name="T6">0</text:span>){</text:p>
      <text:p text:style-name="P1"><text:span text:style-name="T4">alert</text:span>(<text:span text:style-name="T3">"Kindly Enter Task Name!!!!"</text:span>)</text:p>
      <text:p text:style-name="P1">}</text:p>
      <text:p text:style-name="P4"/>
      <text:p text:style-name="P1"><text:span text:style-name="T1">else</text:span>{</text:p>
      <text:p text:style-name="P1">document.<text:span text:style-name="T2">querySelector</text:span>(<text:span text:style-name="T3">'#tasks'</text:span>).innerHTML <text:span text:style-name="T1">+=</text:span> <text:span text:style-name="T3">`</text:span></text:p>
      <text:p text:style-name="P3">&lt;input type="checkbox" id="myCheckBox"&gt; Call to her</text:p>
      <text:p text:style-name="P3">&lt;div class="input_add_task"&gt;</text:p>
      <text:p text:style-name="P3">&lt;span id="taskname"&gt;</text:p>
      <text:p text:style-name="P1"><text:span text:style-name="T1">${</text:span>document.<text:span text:style-name="T2">querySelector</text:span>(<text:span text:style-name="T3">'#newtask input'</text:span>).value<text:span text:style-name="T1">}</text:span></text:p>
      <text:p text:style-name="P3">&lt;/span&gt;</text:p>
      <text:p text:style-name="P3">&lt;button class="delete"&gt;</text:p>
      <text:p text:style-name="P3">&lt;i class="far fa-trash-alt"&gt;&lt;/i&gt;</text:p>
      <text:p text:style-name="P3">&lt;/button&gt;</text:p>
      <text:p text:style-name="P3">&lt;/div&gt;</text:p>
      <text:p text:style-name="P1"><text:span text:style-name="T3">`</text:span>;</text:p>
      <text:p text:style-name="P1"><text:span text:style-name="T5">const</text:span> firstNameInput <text:span text:style-name="T1">=</text:span> document.<text:span text:style-name="T2">getElementById</text:span>(<text:span text:style-name="T3">'add_task_field'</text:span>);</text:p>
      <text:p text:style-name="P1">firstNameInput.value <text:span text:style-name="T1">=</text:span> <text:span text:style-name="T3">''</text:span>;</text:p>
      <text:p text:style-name="P4"/>
      <text:p text:style-name="P1"><text:span text:style-name="T5">var</text:span> current_tasks <text:span text:style-name="T1">=</text:span> document.<text:span text:style-name="T2">querySelectorAll</text:span>(<text:span text:style-name="T3">".delete"</text:span>);</text:p>
      <text:p text:style-name="P1"><text:span text:style-name="T1">for</text:span>(<text:span text:style-name="T5">var</text:span> i<text:span text:style-name="T1">=</text:span><text:span text:style-name="T6">0</text:span>; i<text:span text:style-name="T1">&lt;</text:span>current_tasks.<text:span text:style-name="T4">length</text:span>; i<text:span text:style-name="T1">++</text:span>){</text:p>
      <text:p text:style-name="P1">current_tasks[i].<text:span text:style-name="T2">onclick</text:span> <text:span text:style-name="T1">=</text:span> <text:span text:style-name="T5">function</text:span>(){</text:p>
      <text:p text:style-name="P1"><text:span text:style-name="T7">this</text:span>.<text:span text:style-name="T4">parentNode</text:span>.<text:span text:style-name="T2">remove</text:span>();</text:p>
      <text:p text:style-name="P1">}</text:p>
      <text:p text:style-name="P1">}</text:p>
      <text:p text:style-name="P1">}</text:p>
      <text:p text:style-name="P1">}</text:p>
      <text:p text:style-name="P1">&lt;/<text:span text:style-name="T1">script</text:span>&gt;</text:p>
      <text:p text:style-name="P1">&lt;/<text:span text:style-name="T1">body</text:span>&gt;</text:p>
      <text:p text:style-name="P1">&lt;/<text:span text:style-name="T1">html</text:span>&gt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3:04:53.873230905</meta:creation-date>
    <dc:date>2022-12-14T13:05:28.994924217</dc:date>
    <meta:editing-duration>PT36S</meta:editing-duration>
    <meta:editing-cycles>1</meta:editing-cycles>
    <meta:document-statistic meta:table-count="0" meta:image-count="0" meta:object-count="0" meta:page-count="3" meta:paragraph-count="122" meta:word-count="308" meta:character-count="3770" meta:non-whitespace-character-count="3590"/>
    <meta:generator>LibreOffice/7.4.3.2$Linux_X86_64 LibreOffice_project/8d7af0b9f05ca3f6bf3593323f061d3291e2ce28</meta:generator>
  </office:meta>
</office:document-meta>
</file>